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29" office:value-type="string" calcext:value-type="string">
            <text:p>Mens. 10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1-10" calcext:value-type="date">
            <text:p>10/11/2025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29" office:value-type="string" calcext:value-type="string">
            <text:p>Mens. 1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29" office:value-type="string" calcext:value-type="string">
            <text:p>Mens. 1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6-01-09" calcext:value-type="date">
            <text:p>09/01/2026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29" office:value-type="string" calcext:value-type="string">
            <text:p>Mens. 01/2026 (A.C.)</text:p>
          </table:table-cell>
          <table:table-cell table:style-name="ce32" office:value-type="float" office:value="880" calcext:value-type="float">
            <text:p>88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8]-[.F8]" office:value-type="float" office:value="880" calcext:value-type="float">
            <text:p>88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8])" office:value-type="float" office:value="880" calcext:value-type="float">
            <text:p>88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5.757049658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5.7613009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4:29:36.173009975</dc:date>
    <dc:language>pt-PT</dc:language>
    <meta:editing-cycles>639</meta:editing-cycles>
    <meta:editing-duration>P1DT9H36M14S</meta:editing-duration>
    <meta:print-date>2021-06-25T13:43:09.170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